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1621c63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officeooo:paragraph-rsid="01621c63"/>
    </style:style>
    <style:style style:name="P8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9" style:family="paragraph" style:parent-style-name="Heading_20_4">
      <style:text-properties officeooo:paragraph-rsid="015dc9c4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6b0e5"/>
    </style:style>
    <style:style style:name="T10" style:family="text">
      <style:text-properties officeooo:rsid="0156d543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623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T5"> 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"><text:span text:style-name="Internet_20_link">{d[i].projects[k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[i].projects[k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{d[i].projects[k].technologies:arrayJoin(' · ')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<text:span text:style-name="T10">1</text:span><text:span text:style-name="T14">1</text:span>th of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26M4S</meta:editing-duration>
    <meta:editing-cycles>911</meta:editing-cycles>
    <meta:generator>LibreOffice/24.2.2.2$Windows_X86_64 LibreOffice_project/d56cc158d8a96260b836f100ef4b4ef25d6f1a01</meta:generator>
    <dc:date>2024-08-11T11:51:46.467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9" meta:character-count="931" meta:non-whitespace-character-count="917"/>
  </office:meta>
</office:document-meta>
</file>